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Info.setMethodExpressionRequired( boolean methodExpression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setDefaultCode( String defaul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getUnmodifi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getTempl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Info.setDefaultValue(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getMethodSign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getProperty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Info.isMethod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setValueExpressionRequired( boolean valueExpression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setBodyContent( boolean body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getDefaultCod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yInfo.isValueExpression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isWidthOrHeigh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setMethodSignature( String [ ] methodSigna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PropertyInfo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Info.isLiteral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fill( Property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Inf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setAllowdValues( String [ ] allowd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Property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ertyInfo.isDeprec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setLiteralOnly( boolean literal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getSh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Inf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isMethodExpression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getUpperCamelCas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ge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getAllowd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isBody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getShortTypeProper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Info.setDeprecated( boolean deprec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